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6.668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149123">
            <text:p>149123</text:p>
          </table:table-cell>
          <table:table-cell office:value-type="string">
            <text:p>JOSE MISAEL AREVALO SANCHEZ</text:p>
          </table:table-cell>
          <table:table-cell table:number-columns-repeated="2" office:value-type="float" office:value="1">
            <text:p>1</text:p>
          </table:table-cell>
          <table:table-cell office:value-type="float" office:value="20130405">
            <text:p>20130405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0130411">
            <text:p>2013041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262135">
            <text:p>262135</text:p>
          </table:table-cell>
          <table:table-cell office:value-type="string">
            <text:p>LIBARDO ANTONIO GARZON TORR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0130206">
            <text:p>2013020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0120406">
            <text:p>2012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958212">
            <text:p>958212</text:p>
          </table:table-cell>
          <table:table-cell office:value-type="string">
            <text:p>LUIS GUILLERMO AVENDAÑO RODR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0130506">
            <text:p>2013050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0000406">
            <text:p>2000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1327130">
            <text:p>1327130</text:p>
          </table:table-cell>
          <table:table-cell office:value-type="string">
            <text:p>GONZALO PATIÑO MOREN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130106">
            <text:p>20130106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19984069">
            <text:p>19984069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2249789">
            <text:p>2249789</text:p>
          </table:table-cell>
          <table:table-cell office:value-type="string">
            <text:p>JOAQUIN VARGAS CABALLER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20406">
            <text:p>20120406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0440406">
            <text:p>2044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2859753">
            <text:p>2859753</text:p>
          </table:table-cell>
          <table:table-cell office:value-type="string">
            <text:p>ERNESTO RICO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20130406">
            <text:p>2013040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20100435">
            <text:p>20100435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2865767">
            <text:p>2865767</text:p>
          </table:table-cell>
          <table:table-cell office:value-type="string">
            <text:p>MIGUEL ANTONIO LAVERDE NIETO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110406">
            <text:p>20110406</text:p>
          </table:table-cell>
          <table:table-cell table:number-columns-repeated="2" office:value-type="float" office:value="33">
            <text:p>33</text:p>
          </table:table-cell>
          <table:table-cell office:value-type="float" office:value="20111406">
            <text:p>20111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3044362">
            <text:p>3044362</text:p>
          </table:table-cell>
          <table:table-cell office:value-type="string">
            <text:p>MANUEL CASTRO MUÑETON</text:p>
          </table:table-cell>
          <table:table-cell office:value-type="float" office:value="7">
            <text:p>7</text:p>
          </table:table-cell>
          <table:table-cell office:value-type="string">
            <text:p>0rt</text:p>
          </table:table-cell>
          <table:table-cell office:value-type="float" office:value="20110106">
            <text:p>2011010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30406">
            <text:p>2013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3295380">
            <text:p>3295380</text:p>
          </table:table-cell>
          <table:table-cell office:value-type="string">
            <text:p>HENRY REY BARBOSA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0130111">
            <text:p>20130111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0110506">
            <text:p>201105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3448867">
            <text:p>3448867</text:p>
          </table:table-cell>
          <table:table-cell office:value-type="string">
            <text:p>JAIRO DE JESUS HENAO VILLEGA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0130411">
            <text:p>2013041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0100806">
            <text:p>201008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00002194">
            <text:p>800002194</text:p>
          </table:table-cell>
          <table:table-cell office:value-type="string">
            <text:p>SERVICULTIVOS LTDA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0120406">
            <text:p>20120406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0120406">
            <text:p>2012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00178009">
            <text:p>800178009</text:p>
          </table:table-cell>
          <table:table-cell office:value-type="string">
            <text:p>CALZADO ORION DEL LITORAL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0000406">
            <text:p>20000406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0140106">
            <text:p>201401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11046741">
            <text:p>811046741</text:p>
          </table:table-cell>
          <table:table-cell office:value-type="string">
            <text:p>SALUD AXIAL LTDA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19984069">
            <text:p>1998406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9990101">
            <text:p>1999010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30067928">
            <text:p>830067928</text:p>
          </table:table-cell>
          <table:table-cell office:value-type="string">
            <text:p>C I GLOMA S A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0440406">
            <text:p>2044040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100406">
            <text:p>2010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60013816">
            <text:p>860013816</text:p>
          </table:table-cell>
          <table:table-cell office:value-type="string">
            <text:p>INSTITUTO DE SEGUROS SOCIALE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20100435">
            <text:p>2010043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0131206">
            <text:p>201312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60024151">
            <text:p>860024151</text:p>
          </table:table-cell>
          <table:table-cell office:value-type="string">
            <text:p>COMPUTEC SA</text:p>
          </table:table-cell>
          <table:table-cell table:number-columns-repeated="2" office:value-type="float" office:value="33">
            <text:p>33</text:p>
          </table:table-cell>
          <table:table-cell office:value-type="float" office:value="20111406">
            <text:p>2011140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0110402">
            <text:p>20110402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60034313">
            <text:p>860034313</text:p>
          </table:table-cell>
          <table:table-cell office:value-type="string">
            <text:p>BANCO DAVIVIENDA SA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0130406">
            <text:p>2013040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0110411">
            <text:p>2011041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90300546">
            <text:p>890300546</text:p>
          </table:table-cell>
          <table:table-cell office:value-type="string">
            <text:p>COLGATE PALMOLIVE COMPAIA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0110506">
            <text:p>20110506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0131010">
            <text:p>2013101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90934264">
            <text:p>890934264</text:p>
          </table:table-cell>
          <table:table-cell office:value-type="string">
            <text:p>SUBSUELO Y GEOTECNIA LTDA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00806">
            <text:p>20100806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0130506">
            <text:p>201305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890107487">
            <text:p>890107487</text:p>
          </table:table-cell>
          <table:table-cell office:value-type="string">
            <text:p>SUPERTIENDAS Y DROGUERIAS OL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0120406">
            <text:p>2012040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130106">
            <text:p>201301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00003115">
            <text:p>600003115</text:p>
          </table:table-cell>
          <table:table-cell office:value-type="string">
            <text:p>xxxxxx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0140106">
            <text:p>201401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20406">
            <text:p>2012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11000446">
            <text:p>611000446</text:p>
          </table:table-cell>
          <table:table-cell office:value-type="string">
            <text:p>ANTONIO CONDOLUCI DOMINGO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9990101">
            <text:p>1999010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20130406">
            <text:p>2013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float" office:value="163597">
            <text:p>163597</text:p>
          </table:table-cell>
          <table:table-cell office:value-type="string">
            <text:p>MARWA MIKHAEL SKAFF DE KARAA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100406">
            <text:p>20100406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110406">
            <text:p>201104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float" office:value="266423">
            <text:p>266423</text:p>
          </table:table-cell>
          <table:table-cell office:value-type="string">
            <text:p>SIMONE MARTINEZ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0131206">
            <text:p>20131206</text:p>
          </table:table-cell>
          <table:table-cell office:value-type="float" office:value="7">
            <text:p>7</text:p>
          </table:table-cell>
          <table:table-cell office:value-type="string">
            <text:p>0rt</text:p>
          </table:table-cell>
          <table:table-cell office:value-type="float" office:value="20110106">
            <text:p>201101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float" office:value="244359">
            <text:p>244359</text:p>
          </table:table-cell>
          <table:table-cell office:value-type="string">
            <text:p>PATRICIO ALEJANDRO HERRERA C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0110402">
            <text:p>2011040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0130111">
            <text:p>2013011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float" office:value="136711">
            <text:p>136711</text:p>
          </table:table-cell>
          <table:table-cell office:value-type="string">
            <text:p>ARIAS NILO RIESCO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0110411">
            <text:p>2011041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0130411">
            <text:p>2013041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float" office:value="163598">
            <text:p>163598</text:p>
          </table:table-cell>
          <table:table-cell office:value-type="string">
            <text:p>xxxxxx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0131010">
            <text:p>2013101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0120406">
            <text:p>20120406</text:p>
          </table:table-cell>
        </table:table-row>
        <table:table-row table:style-name="ro1">
          <table:table-cell office:value-type="string">
            <text:p>T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SUM([.E1:.E27])" office:value-type="float" office:value="772">
            <text:p>772</text:p>
          </table:table-cell>
          <table:table-cell table:formula="of:=SUM([.F1:.F27])" office:value-type="float" office:value="774">
            <text:p>774</text:p>
          </table:table-cell>
          <table:table-cell/>
          <table:table-cell table:formula="of:=SUM([.H1:.H27])" office:value-type="float" office:value="787">
            <text:p>787</text:p>
          </table:table-cell>
          <table:table-cell table:formula="of:=SUM([.I1:.I27])" office:value-type="float" office:value="861">
            <text:p>8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9:30:42.09</meta:creation-date>
    <dc:date>2014-05-09T19:50:59.03</dc:date>
    <meta:editing-duration>PT5M6S</meta:editing-duration>
    <meta:editing-cycles>1</meta:editing-cycles>
    <meta:document-statistic meta:table-count="1" meta:cell-count="276" meta:object-count="0"/>
    <meta:generator>LibreOffice/4.0.1.2$Windows_x86 LibreOffice_project/84102822e3d61eb989ddd325abf1ac077904985</meta:generator>
  </office:meta>
</office:document-meta>
</file>